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20000002585C39BAEF.png"/>
  <manifest:file-entry manifest:media-type="image/png" manifest:full-path="Pictures/100000000000032000000258EC8EC29B.png"/>
  <manifest:file-entry manifest:media-type="image/png" manifest:full-path="Pictures/100000000000032000000258217E47D0.png"/>
  <manifest:file-entry manifest:media-type="image/png" manifest:full-path="Pictures/10000000000003200000025819812F21.png"/>
  <manifest:file-entry manifest:media-type="image/png" manifest:full-path="Pictures/100000000000032000000258EC0B43F6.png"/>
  <manifest:file-entry manifest:media-type="image/png" manifest:full-path="Pictures/100000000000032000000258386DF587.png"/>
  <manifest:file-entry manifest:media-type="image/png" manifest:full-path="Pictures/100000000000031A00000253E3C857B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fo:min-height="3.506cm"/>
    </style:style>
    <style:style style:name="pr2" style:family="presentation" style:parent-style-name="lyt-bluelinesgrad-outline1">
      <style:graphic-properties fo:min-height="11.886cm"/>
    </style:style>
    <style:style style:name="pr3" style:family="presentation" style:parent-style-name="lyt-bluelinesgrad-notes">
      <style:graphic-properties draw:fill-color="#ffffff" fo:min-height="12.572cm"/>
    </style:style>
    <style:style style:name="pr4" style:family="presentation" style:parent-style-name="lyt-bluelinesgrad-title">
      <style:graphic-properties draw:auto-grow-height="true" fo:min-height="3.506cm"/>
    </style:style>
    <style:style style:name="pr5" style:family="presentation" style:parent-style-name="lyt-bluelinesgrad-subtitle">
      <style:graphic-properties draw:fill-color="#ffffff" draw:auto-grow-height="true" fo:min-height="11.886cm"/>
    </style:style>
    <style:style style:name="pr6" style:family="presentation" style:parent-style-name="lyt-bluelinesgrad-notes">
      <style:graphic-properties draw:fill-color="#ffffff" draw:auto-grow-height="true" fo:min-height="12.572cm"/>
    </style:style>
    <style:style style:name="P1" style:family="paragraph">
      <style:text-properties fo:font-size="26.3999996185303pt"/>
    </style:style>
    <style:style style:name="P2" style:family="paragraph">
      <style:paragraph-properties fo:text-align="start"/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draw:frame presentation:style-name="pr1" draw:layer="layout" svg:width="25.199cm" svg:height="3.506cm" svg:x="1.4cm" svg:y="0.837cm" presentation:class="title">
          <draw:text-box>
            <text:p>Tonight's Agenda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What is Scalacheck?</text:p>
              </text:list-item>
              <text:list-item>
                <text:p>Advantages of Property-based testing</text:p>
              </text:list-item>
              <text:list-item>
                <text:p>Main Concepts</text:p>
              </text:list-item>
              <text:list-item>
                <text:p>Real-Life exampl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>
        <draw:frame presentation:style-name="pr4" draw:layer="layout" svg:width="25.199cm" svg:height="3.506cm" svg:x="1.4cm" svg:y="0.837cm" presentation:class="title">
          <draw:text-box>
            <text:p>What is Scala Check?</text:p>
          </draw:text-box>
        </draw:frame>
        <draw:frame presentation:style-name="pr5" draw:text-style-name="P2" draw:layer="layout" svg:width="25.199cm" svg:height="11.886cm" svg:x="1.4cm" svg:y="6.014cm" presentation:class="subtitle" presentation:user-transformed="true">
          <draw:text-box>
            <text:list text:style-name="L1">
              <text:list-item>
                <text:p text:style-name="P2">A port of Haskell's QuickCheck to Scala</text:p>
              </text:list-item>
              <text:list-item>
                <text:p text:style-name="P2">Tests are property specifications that use automatic test data generation.</text:p>
              </text:list-item>
              <text:list-item>
                <text:p text:style-name="P2">You specify the behavior of some function and Scala Check tests that the property holds using randomly-generated test data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draw:frame presentation:style-name="pr1" draw:layer="layout" svg:width="25.199cm" svg:height="3.506cm" svg:x="1.4cm" svg:y="0.837cm" presentation:class="title">
          <draw:text-box>
            <text:p>Advantages of Property-Based Testing</text:p>
          </draw:text-box>
        </draw:frame>
        <draw:frame presentation:style-name="pr2" draw:layer="layout" svg:width="25.199cm" svg:height="12.493cm" svg:x="1.4cm" svg:y="6.014cm" presentation:class="outline" presentation:user-transformed="true">
          <draw:text-box>
            <text:list text:style-name="L2">
              <text:list-item>
                <text:p>Just like all things written in the Functional Programming Paradigm</text:p>
                <text:list>
                  <text:list-item>
                    <text:p>Far Less code</text:p>
                  </text:list-item>
                  <text:list-item>
                    <text:p>Tests better resemble the way users interact with a function, not the way programmers think users will interact with a function</text:p>
                  </text:list-item>
                  <text:list-item>
                    <text:p>Easier to generate test data for integration tests </text:p>
                  </text:list-item>
                  <text:list-item>
                    <text:p>Easy to compose test data, properties, etc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>
        <draw:frame presentation:style-name="pr1" draw:layer="layout" svg:width="25.199cm" svg:height="3.506cm" svg:x="1.4cm" svg:y="0.837cm" presentation:class="title">
          <draw:text-box>
            <text:p>Main Concepts<text:line-break/></text:p>
          </draw:text-box>
        </draw:frame>
        <draw:frame presentation:style-name="pr2" draw:layer="layout" svg:width="25.199cm" svg:height="12.032cm" svg:x="1.4cm" svg:y="6.014cm" presentation:class="outline" presentation:user-transformed="true">
          <draw:text-box>
            <text:list text:style-name="L2">
              <text:list-item>
                <text:p>Property – A testable unit of code </text:p>
              </text:list-item>
              <text:list-item>
                <text:p>Generator- A function that create test data.</text:p>
                <text:list>
                  <text:list-item>
                    <text:p>A generator is a function: Gen.params =&gt; Option[T]</text:p>
                  </text:list-item>
                  <text:list-item>
                    <text:p>Gen module contains building blocks for creating new generators: Gen.value(“Hello”) : Gen[String], Gen.choose(10,10000): Gen[Int]</text:p>
                  </text:list-item>
                  <text:list-item>
                    <text:p>Each generator has a sample() method which produces a valu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draw:frame presentation:style-name="pr1" draw:layer="layout" svg:width="25.199cm" svg:height="3.506cm" svg:x="1.4cm" svg:y="0.837cm" presentation:class="title">
          <draw:text-box>
            <text:p>Best Way to Learn It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<text:a xlink:href="https://github.com/rickynils/scalacheck/blob/master/doc/UserGuide.md">https://github.com/rickynils/scalacheck/blob/master/doc/UserGuide.md</text:a></text:p>
              </text:list-item>
              <text:list-item>
                <text:p>Simple example: <text:a xlink:href="https://github.com/mikejlong60/meetup">https://github.com/mikejlong60/meetup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>
        <draw:frame presentation:style-name="pr1" draw:layer="layout" svg:width="25.199cm" svg:height="3.506cm" svg:x="1.4cm" svg:y="0.837cm" presentation:class="title">
          <draw:text-box>
            <text:p>Real-Life Examples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Integration tests – Generators for foreign keys</text:p>
              </text:list-item>
              <text:list-item>
                <text:p>Testing several different implementations of an API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>
        <draw:frame presentation:style-name="pr1" draw:layer="layout" svg:width="25.199cm" svg:height="3.506cm" svg:x="1.4cm" svg:y="0.837cm" presentation:class="title">
          <draw:text-box>
            <text:p>Generators(continued)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You can use Scala's for comprehensions to compose generators out of simple combinators. </text:p>
              </text:list-item>
              <text:list-item>
                <text:p>Higher-level generators let you use other generators</text:p>
              </text:list-item>
              <text:list-item>
                <text:p>Arbitrary generator – Generates arbitrary values of any typ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>
            <draw:text-box>
              <text:list text:style-name="L3">
                <text:list-item>
                  <text:p>Show example of # 2 and #3</text:p>
                  <text:p/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E3C857B3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Long</meta:initial-creator>
    <meta:creation-date>2016-06-07T11:54:05</meta:creation-date>
    <meta:editing-duration>PT4H58M55S</meta:editing-duration>
    <meta:editing-cycles>6</meta:editing-cycles>
    <dc:date>2016-06-07T17:08:11</dc:date>
    <dc:creator>Michael Long</dc:creator>
    <meta:generator>OpenOffice/4.1.2$Unix OpenOffice.org_project/412m3$Build-9782</meta:generator>
    <meta:document-statistic meta:object-count="60"/>
  </office:meta>
</office:document-meta>
</file>